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6.4417in"/>
    </style:style>
    <style:style style:name="co3" style:family="table-column">
      <style:table-column-properties fo:break-before="auto" style:column-width="9.0256in"/>
    </style:style>
    <style:style style:name="co4" style:family="table-column">
      <style:table-column-properties fo:break-before="auto" style:column-width="2.7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  <style:style style:name="ce3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8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09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0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8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19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0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8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29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0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8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39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0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1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2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3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4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5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6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7.bin</text:p>
          </table:table-cell>
        </table:table-row>
        <table:table-row table:style-name="ro1">
          <table:table-cell office:value-type="string" calcext:value-type="string">
            <text:p>-rwx------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dor</text:p>
          </table:table-cell>
          <table:table-cell office:value-type="string" calcext:value-type="string">
            <text:p>Balabanov</text:p>
          </table:table-cell>
          <table:table-cell office:value-type="string" calcext:value-type="string">
            <text:p>None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pr</text:p>
          </table:table-cell>
          <table:table-cell office:value-type="float" office:value="20" calcext:value-type="float">
            <text:p>20</text:p>
          </table:table-cell>
          <table:table-cell office:value-type="time" office:time-value="PT19H40M00S" calcext:value-type="time">
            <text:p>07:40:00 PM</text:p>
          </table:table-cell>
          <table:table-cell office:value-type="string" calcext:value-type="string">
            <text:p>Icon48.bin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8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09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09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0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0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8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19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19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0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0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8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29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29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0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0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8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39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39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0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0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1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1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2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2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3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3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4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4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5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5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6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6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7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7.dice</text:p>
          </table:table-cell>
          <table:table-cell office:value-type="string" calcext:value-type="string">
            <text:p>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</text:p>
          </table:table-cell>
          <table:table-cell office:value-type="string" calcext:value-type="string">
            <text:p>Icon48.bin</text:p>
          </table:table-cell>
          <table:table-cell office:value-type="string" calcext:value-type="string">
            <text:p>\" \"C:/Log/</text:p>
          </table:table-cell>
          <table:table-cell office:value-type="string" calcext:value-type="string">
            <text:p>Icon48.dice</text:p>
          </table:table-cell>
          <table:table-cell office:value-type="string" calcext:value-type="string">
            <text:p>\"" | clear</text:p>
          </table:table-cell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 office:value-type="string" calcext:value-type="string">
            <text:p>clear | gradle run --args="\"C:/Users/Todor Balabanov/Desktop/Nonogram-images-32x32-19-Apr-2024/Icon01.bin\" \"C:/Log/Icon0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2.bin\" \"C:/Log/Icon0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3.bin\" \"C:/Log/Icon0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4.bin\" \"C:/Log/Icon0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5.bin\" \"C:/Log/Icon0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6.bin\" \"C:/Log/Icon0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7.bin\" \"C:/Log/Icon0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8.bin\" \"C:/Log/Icon08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09.bin\" \"C:/Log/Icon09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0.bin\" \"C:/Log/Icon10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1.bin\" \"C:/Log/Icon1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2.bin\" \"C:/Log/Icon1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3.bin\" \"C:/Log/Icon1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4.bin\" \"C:/Log/Icon1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5.bin\" \"C:/Log/Icon1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6.bin\" \"C:/Log/Icon1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7.bin\" \"C:/Log/Icon1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8.bin\" \"C:/Log/Icon18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19.bin\" \"C:/Log/Icon19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0.bin\" \"C:/Log/Icon20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1.bin\" \"C:/Log/Icon2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2.bin\" \"C:/Log/Icon2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3.bin\" \"C:/Log/Icon2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4.bin\" \"C:/Log/Icon2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5.bin\" \"C:/Log/Icon2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6.bin\" \"C:/Log/Icon2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7.bin\" \"C:/Log/Icon2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8.bin\" \"C:/Log/Icon28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29.bin\" \"C:/Log/Icon29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0.bin\" \"C:/Log/Icon30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1.bin\" \"C:/Log/Icon3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2.bin\" \"C:/Log/Icon3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3.bin\" \"C:/Log/Icon3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4.bin\" \"C:/Log/Icon3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5.bin\" \"C:/Log/Icon3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6.bin\" \"C:/Log/Icon3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7.bin\" \"C:/Log/Icon3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8.bin\" \"C:/Log/Icon38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39.bin\" \"C:/Log/Icon39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0.bin\" \"C:/Log/Icon40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1.bin\" \"C:/Log/Icon41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2.bin\" \"C:/Log/Icon42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3.bin\" \"C:/Log/Icon43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4.bin\" \"C:/Log/Icon44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5.bin\" \"C:/Log/Icon45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6.bin\" \"C:/Log/Icon46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7.bin\" \"C:/Log/Icon47.dice\"" | clear</text:p>
          </table:table-cell>
        </table:table-row>
        <table:table-row table:style-name="ro1">
          <table:table-cell office:value-type="string" calcext:value-type="string">
            <text:p>clear | gradle run --args="\"C:/Users/Todor Balabanov/Desktop/Nonogram-images-32x32-19-Apr-2024/Icon48.bin\" \"C:/Log/Icon48.dice\"" | clear</text:p>
          </table:table-cell>
        </table:table-row>
      </table:table>
      <table:table table:name="Sheet4" table:style-name="ta1">
        <table:table-column table:style-name="co4" table:default-cell-style-name="Default"/>
        <table:table-row table:style-name="ro1">
          <table:table-cell office:value-type="string" calcext:value-type="string">
            <text:p>python bin2dice.py Icon01.bin Icon01.dice</text:p>
          </table:table-cell>
        </table:table-row>
        <table:table-row table:style-name="ro1">
          <table:table-cell office:value-type="string" calcext:value-type="string">
            <text:p>python bin2dice.py Icon02.bin Icon02.dice</text:p>
          </table:table-cell>
        </table:table-row>
        <table:table-row table:style-name="ro1">
          <table:table-cell office:value-type="string" calcext:value-type="string">
            <text:p>python bin2dice.py Icon03.bin Icon03.dice</text:p>
          </table:table-cell>
        </table:table-row>
        <table:table-row table:style-name="ro1">
          <table:table-cell office:value-type="string" calcext:value-type="string">
            <text:p>python bin2dice.py Icon04.bin Icon04.dice</text:p>
          </table:table-cell>
        </table:table-row>
        <table:table-row table:style-name="ro1">
          <table:table-cell office:value-type="string" calcext:value-type="string">
            <text:p>python bin2dice.py Icon05.bin Icon05.dice</text:p>
          </table:table-cell>
        </table:table-row>
        <table:table-row table:style-name="ro1">
          <table:table-cell office:value-type="string" calcext:value-type="string">
            <text:p>python bin2dice.py Icon06.bin Icon06.dice</text:p>
          </table:table-cell>
        </table:table-row>
        <table:table-row table:style-name="ro1">
          <table:table-cell office:value-type="string" calcext:value-type="string">
            <text:p>python bin2dice.py Icon07.bin Icon07.dice</text:p>
          </table:table-cell>
        </table:table-row>
        <table:table-row table:style-name="ro1">
          <table:table-cell office:value-type="string" calcext:value-type="string">
            <text:p>python bin2dice.py Icon08.bin Icon08.dice</text:p>
          </table:table-cell>
        </table:table-row>
        <table:table-row table:style-name="ro1">
          <table:table-cell office:value-type="string" calcext:value-type="string">
            <text:p>python bin2dice.py Icon09.bin Icon09.dice</text:p>
          </table:table-cell>
        </table:table-row>
        <table:table-row table:style-name="ro1">
          <table:table-cell office:value-type="string" calcext:value-type="string">
            <text:p>python bin2dice.py Icon10.bin Icon10.dice</text:p>
          </table:table-cell>
        </table:table-row>
        <table:table-row table:style-name="ro1">
          <table:table-cell office:value-type="string" calcext:value-type="string">
            <text:p>python bin2dice.py Icon11.bin Icon11.dice</text:p>
          </table:table-cell>
        </table:table-row>
        <table:table-row table:style-name="ro1">
          <table:table-cell office:value-type="string" calcext:value-type="string">
            <text:p>python bin2dice.py Icon12.bin Icon12.dice</text:p>
          </table:table-cell>
        </table:table-row>
        <table:table-row table:style-name="ro1">
          <table:table-cell office:value-type="string" calcext:value-type="string">
            <text:p>python bin2dice.py Icon13.bin Icon13.dice</text:p>
          </table:table-cell>
        </table:table-row>
        <table:table-row table:style-name="ro1">
          <table:table-cell office:value-type="string" calcext:value-type="string">
            <text:p>python bin2dice.py Icon14.bin Icon14.dice</text:p>
          </table:table-cell>
        </table:table-row>
        <table:table-row table:style-name="ro1">
          <table:table-cell office:value-type="string" calcext:value-type="string">
            <text:p>python bin2dice.py Icon15.bin Icon15.dice</text:p>
          </table:table-cell>
        </table:table-row>
        <table:table-row table:style-name="ro1">
          <table:table-cell office:value-type="string" calcext:value-type="string">
            <text:p>python bin2dice.py Icon16.bin Icon16.dice</text:p>
          </table:table-cell>
        </table:table-row>
        <table:table-row table:style-name="ro1">
          <table:table-cell office:value-type="string" calcext:value-type="string">
            <text:p>python bin2dice.py Icon17.bin Icon17.dice</text:p>
          </table:table-cell>
        </table:table-row>
        <table:table-row table:style-name="ro1">
          <table:table-cell office:value-type="string" calcext:value-type="string">
            <text:p>python bin2dice.py Icon18.bin Icon18.dice</text:p>
          </table:table-cell>
        </table:table-row>
        <table:table-row table:style-name="ro1">
          <table:table-cell office:value-type="string" calcext:value-type="string">
            <text:p>python bin2dice.py Icon19.bin Icon19.dice</text:p>
          </table:table-cell>
        </table:table-row>
        <table:table-row table:style-name="ro1">
          <table:table-cell office:value-type="string" calcext:value-type="string">
            <text:p>python bin2dice.py Icon20.bin Icon20.dice</text:p>
          </table:table-cell>
        </table:table-row>
        <table:table-row table:style-name="ro1">
          <table:table-cell office:value-type="string" calcext:value-type="string">
            <text:p>python bin2dice.py Icon21.bin Icon21.dice</text:p>
          </table:table-cell>
        </table:table-row>
        <table:table-row table:style-name="ro1">
          <table:table-cell office:value-type="string" calcext:value-type="string">
            <text:p>python bin2dice.py Icon22.bin Icon22.dice</text:p>
          </table:table-cell>
        </table:table-row>
        <table:table-row table:style-name="ro1">
          <table:table-cell office:value-type="string" calcext:value-type="string">
            <text:p>python bin2dice.py Icon23.bin Icon23.dice</text:p>
          </table:table-cell>
        </table:table-row>
        <table:table-row table:style-name="ro1">
          <table:table-cell office:value-type="string" calcext:value-type="string">
            <text:p>python bin2dice.py Icon24.bin Icon24.dice</text:p>
          </table:table-cell>
        </table:table-row>
        <table:table-row table:style-name="ro1">
          <table:table-cell office:value-type="string" calcext:value-type="string">
            <text:p>python bin2dice.py Icon25.bin Icon25.dice</text:p>
          </table:table-cell>
        </table:table-row>
        <table:table-row table:style-name="ro1">
          <table:table-cell office:value-type="string" calcext:value-type="string">
            <text:p>python bin2dice.py Icon26.bin Icon26.dice</text:p>
          </table:table-cell>
        </table:table-row>
        <table:table-row table:style-name="ro1">
          <table:table-cell office:value-type="string" calcext:value-type="string">
            <text:p>python bin2dice.py Icon27.bin Icon27.dice</text:p>
          </table:table-cell>
        </table:table-row>
        <table:table-row table:style-name="ro1">
          <table:table-cell office:value-type="string" calcext:value-type="string">
            <text:p>python bin2dice.py Icon28.bin Icon28.dice</text:p>
          </table:table-cell>
        </table:table-row>
        <table:table-row table:style-name="ro1">
          <table:table-cell office:value-type="string" calcext:value-type="string">
            <text:p>python bin2dice.py Icon29.bin Icon29.dice</text:p>
          </table:table-cell>
        </table:table-row>
        <table:table-row table:style-name="ro1">
          <table:table-cell office:value-type="string" calcext:value-type="string">
            <text:p>python bin2dice.py Icon30.bin Icon30.dice</text:p>
          </table:table-cell>
        </table:table-row>
        <table:table-row table:style-name="ro1">
          <table:table-cell office:value-type="string" calcext:value-type="string">
            <text:p>python bin2dice.py Icon31.bin Icon31.dice</text:p>
          </table:table-cell>
        </table:table-row>
        <table:table-row table:style-name="ro1">
          <table:table-cell office:value-type="string" calcext:value-type="string">
            <text:p>python bin2dice.py Icon32.bin Icon32.dice</text:p>
          </table:table-cell>
        </table:table-row>
        <table:table-row table:style-name="ro1">
          <table:table-cell office:value-type="string" calcext:value-type="string">
            <text:p>python bin2dice.py Icon33.bin Icon33.dice</text:p>
          </table:table-cell>
        </table:table-row>
        <table:table-row table:style-name="ro1">
          <table:table-cell office:value-type="string" calcext:value-type="string">
            <text:p>python bin2dice.py Icon34.bin Icon34.dice</text:p>
          </table:table-cell>
        </table:table-row>
        <table:table-row table:style-name="ro1">
          <table:table-cell office:value-type="string" calcext:value-type="string">
            <text:p>python bin2dice.py Icon35.bin Icon35.dice</text:p>
          </table:table-cell>
        </table:table-row>
        <table:table-row table:style-name="ro1">
          <table:table-cell office:value-type="string" calcext:value-type="string">
            <text:p>python bin2dice.py Icon36.bin Icon36.dice</text:p>
          </table:table-cell>
        </table:table-row>
        <table:table-row table:style-name="ro1">
          <table:table-cell office:value-type="string" calcext:value-type="string">
            <text:p>python bin2dice.py Icon37.bin Icon37.dice</text:p>
          </table:table-cell>
        </table:table-row>
        <table:table-row table:style-name="ro1">
          <table:table-cell office:value-type="string" calcext:value-type="string">
            <text:p>python bin2dice.py Icon38.bin Icon38.dice</text:p>
          </table:table-cell>
        </table:table-row>
        <table:table-row table:style-name="ro1">
          <table:table-cell office:value-type="string" calcext:value-type="string">
            <text:p>python bin2dice.py Icon39.bin Icon39.dice</text:p>
          </table:table-cell>
        </table:table-row>
        <table:table-row table:style-name="ro1">
          <table:table-cell office:value-type="string" calcext:value-type="string">
            <text:p>python bin2dice.py Icon40.bin Icon40.dice</text:p>
          </table:table-cell>
        </table:table-row>
        <table:table-row table:style-name="ro1">
          <table:table-cell office:value-type="string" calcext:value-type="string">
            <text:p>python bin2dice.py Icon41.bin Icon41.dice</text:p>
          </table:table-cell>
        </table:table-row>
        <table:table-row table:style-name="ro1">
          <table:table-cell office:value-type="string" calcext:value-type="string">
            <text:p>python bin2dice.py Icon42.bin Icon42.dice</text:p>
          </table:table-cell>
        </table:table-row>
        <table:table-row table:style-name="ro1">
          <table:table-cell office:value-type="string" calcext:value-type="string">
            <text:p>python bin2dice.py Icon43.bin Icon43.dice</text:p>
          </table:table-cell>
        </table:table-row>
        <table:table-row table:style-name="ro1">
          <table:table-cell office:value-type="string" calcext:value-type="string">
            <text:p>python bin2dice.py Icon44.bin Icon44.dice</text:p>
          </table:table-cell>
        </table:table-row>
        <table:table-row table:style-name="ro1">
          <table:table-cell office:value-type="string" calcext:value-type="string">
            <text:p>python bin2dice.py Icon45.bin Icon45.dice</text:p>
          </table:table-cell>
        </table:table-row>
        <table:table-row table:style-name="ro1">
          <table:table-cell office:value-type="string" calcext:value-type="string">
            <text:p>python bin2dice.py Icon46.bin Icon46.dice</text:p>
          </table:table-cell>
        </table:table-row>
        <table:table-row table:style-name="ro1">
          <table:table-cell office:value-type="string" calcext:value-type="string">
            <text:p>python bin2dice.py Icon47.bin Icon47.dice</text:p>
          </table:table-cell>
        </table:table-row>
        <table:table-row table:style-name="ro1">
          <table:table-cell office:value-type="string" calcext:value-type="string">
            <text:p>python bin2dice.py Icon48.bin Icon48.d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/00/0000</text:date>, <text:time style:data-style-name="N2" text:time-value="12:50:27.4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dor Balabanov</meta:initial-creator>
    <meta:creation-date>2024-04-30T09:34:13.711000000</meta:creation-date>
    <dc:date>2024-05-14T12:54:32.833000000</dc:date>
    <dc:creator>Todor Balabanov</dc:creator>
    <meta:editing-duration>PT13M16S</meta:editing-duration>
    <meta:editing-cycles>3</meta:editing-cycles>
    <meta:generator>LibreOffice/7.6.6.3$Windows_X86_64 LibreOffice_project/d97b2716a9a4a2ce1391dee1765565ea469b0ae7</meta:generator>
    <meta:document-statistic meta:table-count="4" meta:cell-count="816" meta:object-count="0"/>
  </office:meta>
</office:document-meta>
</file>